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officeooo:rsid="000d5c3a" officeooo:paragraph-rsid="000d5c3a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style:font-name="arial" officeooo:rsid="000d5c3a" officeooo:paragraph-rsid="000d5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critérios para verificação/análise dos requisitos são os seguintes:</text:p>
      <text:list xml:id="list1723459065" text:style-name="L1">
        <text:list-item>
          <text:p text:style-name="P2">Evitar frases grandes;</text:p>
        </text:list-item>
        <text:list-item>
          <text:p text:style-name="P2">Evitar palavras como: e, ou, somente, se, exceto, se necessário, mas contudo, entretanto, usualmente, geralmente, frequentemente, tipicamente, amigável, versátil, flexível, aproximadamente, tão longo/curto quanto possível, rapidamente, talvez, provável, etc;</text:p>
        </text:list-item>
        <text:list-item>
          <text:p text:style-name="P2">Definir um requisito por vez.</text:p>
        </text:list-item>
      </text:list>
      <text:p text:style-name="P1"/>
      <text:p text:style-name="P1">Os requisitos serão classificados como requisitos funcionais (RF) e requisitos não funcionais (RNF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35:46.938233871</meta:creation-date>
    <dc:date>2019-10-07T15:42:51.825877674</dc:date>
    <meta:editing-duration>PT7M9S</meta:editing-duration>
    <meta:editing-cycles>1</meta:editing-cycles>
    <meta:document-statistic meta:table-count="0" meta:image-count="0" meta:object-count="0" meta:page-count="1" meta:paragraph-count="5" meta:word-count="62" meta:character-count="482" meta:non-whitespace-character-count="428"/>
    <meta:generator>LibreOffice/6.0.7.3$Linux_X86_64 LibreOffice_project/00m0$Build-3</meta:generator>
  </office:meta>
</office:document-meta>
</file>